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svg:stroke-width="0.06cm" svg:stroke-color="#ecece7" draw:fill="none" draw:fill-color="#ffffff" fo:padding-top="-0.02cm" fo:padding-bottom="-0.02cm" fo:padding-left="-0.02cm" fo:padding-right="-0.02cm"/>
    </style:style>
    <style:style style:name="gr6" style:family="graphic" style:parent-style-name="standard">
      <style:graphic-properties draw:stroke="none" svg:stroke-width="0.001cm" draw:fill-color="#ecece7"/>
    </style:style>
  </office:automatic-styles>
  <office:body>
    <office:drawing>
      <draw:page draw:name="page1" draw:style-name="dp1" draw:master-page-name="Default">
        <draw:g>
          <draw:glue-point draw:id="4" svg:x="1.965cm" svg:y="-5cm"/>
          <draw:glue-point draw:id="5" svg:x="2.82cm" svg:y="-5cm"/>
          <draw:glue-point draw:id="6" svg:x="-5cm" svg:y="5cm"/>
          <draw:glue-point draw:id="7" svg:x="2.992cm" svg:y="5cm"/>
          <draw:glue-point draw:id="8" svg:x="-1.005cm" svg:y="5cm"/>
          <draw:glue-point draw:id="9" svg:x="-5cm" svg:y="2.929cm"/>
          <draw:glue-point draw:id="10" svg:x="-5cm" svg:y="3.964cm"/>
          <draw:glue-point draw:id="11" svg:x="5cm" svg:y="-3.828cm"/>
          <draw:glue-point draw:id="12" svg:x="5cm" svg:y="0.766cm"/>
          <draw:glue-point draw:id="13" svg:x="5cm" svg:y="-1.531cm"/>
          <draw:glue-point draw:id="14" svg:x="0.677cm" svg:y="0.73cm"/>
          <draw:polygon draw:style-name="gr1" draw:layer="layout" svg:width="3.371cm" svg:height="0.414cm" svg:x="0cm" svg:y="1.586cm" svg:viewBox="0 0 3372 415" draw:points="0,0 0,415 3372,415 3372,0">
            <text:p/>
          </draw:polygon>
          <draw:polygon draw:style-name="gr2" draw:layer="layout" svg:width="3.371cm" svg:height="0.414cm" svg:x="0cm" svg:y="1.586cm" svg:viewBox="0 0 3372 415" draw:points="0,0 0,415 3372,415 3372,0">
            <text:p/>
          </draw:polygon>
          <draw:polygon draw:style-name="gr3" draw:layer="layout" svg:width="4.218cm" svg:height="1.351cm" svg:x="0cm" svg:y="0.234cm" svg:viewBox="0 0 4219 1352" draw:points="0,1352 847,0 4219,0 3371,1352">
            <text:p/>
          </draw:polygon>
          <draw:polygon draw:style-name="gr2" draw:layer="layout" svg:width="4.218cm" svg:height="1.351cm" svg:x="0cm" svg:y="0.234cm" svg:viewBox="0 0 4219 1352" draw:points="0,1352 847,0 4219,0 3371,1352">
            <text:p/>
          </draw:polygon>
          <draw:polygon draw:style-name="gr4" draw:layer="layout" svg:width="0.847cm" svg:height="1.766cm" svg:x="3.371cm" svg:y="0.234cm" svg:viewBox="0 0 848 1767" draw:points="0,1767 848,919 848,0 0,1352">
            <text:p/>
          </draw:polygon>
          <draw:polygon draw:style-name="gr2" draw:layer="layout" svg:width="0.847cm" svg:height="1.766cm" svg:x="3.371cm" svg:y="0.234cm" svg:viewBox="0 0 848 1767" draw:points="0,1767 848,919 848,0 0,1352">
            <text:p/>
          </draw:polygon>
          <draw:polygon draw:style-name="gr4" draw:layer="layout" svg:width="0.883cm" svg:height="0.577cm" svg:x="2.686cm" svg:y="0.847cm" svg:viewBox="0 0 884 578" draw:points="0,578 360,0 884,0 523,578">
            <text:p/>
          </draw:polygon>
          <draw:polygon draw:style-name="gr4" draw:layer="layout" svg:width="0.883cm" svg:height="0.576cm" svg:x="2.704cm" svg:y="0.865cm" svg:viewBox="0 0 884 577" draw:points="0,577 360,0 884,0 522,577">
            <text:p/>
          </draw:polygon>
          <draw:polygon draw:style-name="gr5" draw:layer="layout" svg:width="0.883cm" svg:height="0.576cm" svg:x="2.704cm" svg:y="0.865cm" svg:viewBox="0 0 884 577" draw:points="0,577 360,0 884,0 522,577">
            <text:p/>
          </draw:polygon>
          <draw:line draw:style-name="gr5" draw:layer="layout" svg:x1="3.242cm" svg:y1="0.847cm" svg:x2="2.891cm" svg:y2="1.442cm">
            <text:p/>
          </draw:line>
          <draw:line draw:style-name="gr5" draw:layer="layout" svg:x1="3.442cm" svg:y1="0.847cm" svg:x2="3.061cm" svg:y2="1.442cm">
            <text:p/>
          </draw:line>
          <draw:line draw:style-name="gr5" draw:layer="layout" svg:x1="3.498cm" svg:y1="1.009cm" svg:x2="2.956cm" svg:y2="1.009cm">
            <text:p/>
          </draw:line>
          <draw:line draw:style-name="gr5" draw:layer="layout" svg:x1="3.407cm" svg:y1="1.153cm" svg:x2="2.884cm" svg:y2="1.153cm">
            <text:p/>
          </draw:line>
          <draw:line draw:style-name="gr5" draw:layer="layout" svg:x1="3.317cm" svg:y1="1.297cm" svg:x2="2.794cm" svg:y2="1.297cm">
            <text:p/>
          </draw:line>
          <draw:polygon draw:style-name="gr6" draw:layer="layout" svg:width="2.055cm" svg:height="0.919cm" svg:x="0.144cm" svg:y="0.577cm" svg:viewBox="0 0 2056 920" draw:points="577,0 0,920 1820,920 2056,504 342,504 649,0">
            <text:p/>
          </draw:polygon>
          <draw:polygon draw:style-name="gr3" draw:layer="layout" svg:width="1.262cm" svg:height="1.207cm" svg:x="2.036cm" svg:y="0cm" svg:viewBox="0 0 1263 1208" draw:points="0,1208 198,829 559,378 902,0 1263,0 884,397 523,865 343,1208">
            <text:p/>
          </draw:polygon>
          <draw:polygon draw:style-name="gr2" draw:layer="layout" svg:width="1.262cm" svg:height="1.207cm" svg:x="2.036cm" svg:y="0cm" svg:viewBox="0 0 1263 1208" draw:points="0,1208 198,829 559,378 902,0 1263,0 884,397 523,865 343,1208">
            <text:p/>
          </draw:polygon>
          <draw:polygon draw:style-name="gr1" draw:layer="layout" svg:width="0.379cm" svg:height="0.289cm" svg:x="2.036cm" svg:y="1.207cm" svg:viewBox="0 0 380 290" draw:points="0,0 0,290 380,290 344,0">
            <text:p/>
          </draw:polygon>
          <draw:polygon draw:style-name="gr2" draw:layer="layout" svg:width="0.379cm" svg:height="0.289cm" svg:x="2.036cm" svg:y="1.207cm" svg:viewBox="0 0 380 290" draw:points="0,0 0,290 380,290 344,0">
            <text:p/>
          </draw:polygon>
          <draw:polygon draw:style-name="gr4" draw:layer="layout" svg:width="0.955cm" svg:height="1.496cm" svg:x="2.379cm" svg:y="0cm" svg:viewBox="0 0 956 1497" draw:points="919,0 956,288 703,595 685,504 342,919 342,1009 35,1497 0,1208 179,866 541,397">
            <text:p/>
          </draw:polygon>
          <draw:polygon draw:style-name="gr2" draw:layer="layout" svg:width="0.955cm" svg:height="1.496cm" svg:x="2.379cm" svg:y="0cm" svg:viewBox="0 0 956 1497" draw:points="919,0 956,288 703,595 685,504 342,919 342,1009 35,1497 0,1208 179,866 541,39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Phone/Fax</dc:title>
    <meta:creation-date>2011-02-07T16:34:12</meta:creation-date>
    <meta:editing-duration>P0D</meta:editing-duration>
    <meta:editing-cycles>1</meta:editing-cycles>
    <meta:document-statistic meta:object-count="22"/>
    <meta:generator>OpenOffice.org/3.3$Linux OpenOffice.org_project/330m20$Build-9567</meta:generator>
  </office:meta>
</office:document-meta>
</file>